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fo:language="en" fo:country="US" officeooo:rsid="00111376" officeooo:paragraph-rsid="00111376"/>
    </style:style>
    <style:style style:name="P2" style:family="paragraph" style:parent-style-name="Standard">
      <style:paragraph-properties fo:text-align="end" style:justify-single-word="false"/>
      <style:text-properties fo:language="en" fo:country="US" officeooo:rsid="00111376" officeooo:paragraph-rsid="00111376"/>
    </style:style>
    <style:style style:name="P3" style:family="paragraph" style:parent-style-name="Standard">
      <style:paragraph-properties fo:text-align="center" style:justify-single-word="false"/>
      <style:text-properties fo:language="en" fo:country="US" officeooo:rsid="00111376" officeooo:paragraph-rsid="00111376"/>
    </style:style>
    <style:style style:name="P4" style:family="paragraph" style:parent-style-name="Standard">
      <style:paragraph-properties fo:text-align="center" style:justify-single-word="false">
        <style:tab-stops>
          <style:tab-stop style:position="10.028cm"/>
          <style:tab-stop style:position="11.007cm"/>
        </style:tab-stops>
      </style:paragraph-properties>
      <style:text-properties fo:language="en" fo:country="US" officeooo:rsid="00111376" officeooo:paragraph-rsid="00111376"/>
    </style:style>
    <style:style style:name="P5" style:family="paragraph" style:parent-style-name="Standard">
      <style:paragraph-properties fo:text-align="center" style:justify-single-word="false"/>
      <style:text-properties fo:font-size="16pt" fo:language="en" fo:country="GB" officeooo:rsid="00111376" officeooo:paragraph-rsid="00111376" style:font-size-asian="16pt" style:font-size-complex="16pt"/>
    </style:style>
    <style:style style:name="P6" style:family="paragraph" style:parent-style-name="Standard">
      <style:paragraph-properties fo:text-align="center" style:justify-single-word="false">
        <style:tab-stops>
          <style:tab-stop style:position="10.028cm"/>
          <style:tab-stop style:position="11.007cm"/>
        </style:tab-stops>
      </style:paragraph-properties>
      <style:text-properties fo:font-size="10pt" fo:language="en" fo:country="US" style:text-underline-style="none" officeooo:rsid="00111376" officeooo:paragraph-rsid="00111376" style:font-size-asian="8.75pt" style:font-size-complex="10pt"/>
    </style:style>
    <style:style style:name="P7" style:family="paragraph" style:parent-style-name="Standard">
      <style:text-properties fo:language="en" fo:country="GB"/>
    </style:style>
    <style:style style:name="P8" style:family="paragraph" style:parent-style-name="Heading_20_1">
      <style:text-properties fo:language="en" fo:country="GB"/>
    </style:style>
    <style:style style:name="P9" style:family="paragraph" style:parent-style-name="Standard">
      <style:paragraph-properties fo:text-align="center" style:justify-single-word="false">
        <style:tab-stops>
          <style:tab-stop style:position="10.001cm" style:type="center"/>
        </style:tab-stops>
      </style:paragraph-properties>
      <style:text-properties fo:language="en" fo:country="US" officeooo:rsid="00111376" officeooo:paragraph-rsid="00111376"/>
    </style:style>
    <style:style style:name="P10" style:family="paragraph" style:parent-style-name="Standard">
      <style:paragraph-properties fo:text-align="center" style:justify-single-word="false"/>
      <style:text-properties fo:font-size="16pt" fo:language="en" fo:country="US" officeooo:rsid="0016df6b" officeooo:paragraph-rsid="0016df6b" style:font-size-asian="16pt" style:font-size-complex="16pt"/>
    </style:style>
    <style:style style:name="P11" style:family="paragraph" style:parent-style-name="Standard">
      <style:text-properties officeooo:paragraph-rsid="00160f09"/>
    </style:style>
    <style:style style:name="P12" style:family="paragraph" style:parent-style-name="Standard" style:master-page-name="Front_20_material">
      <style:paragraph-properties fo:text-align="center" style:justify-single-word="false" style:page-number="auto">
        <style:tab-stops>
          <style:tab-stop style:position="10.028cm"/>
          <style:tab-stop style:position="11.007cm"/>
        </style:tab-stops>
      </style:paragraph-properties>
      <style:text-properties fo:font-size="10pt" fo:language="en" fo:country="US" style:text-underline-style="none" officeooo:rsid="00111376" officeooo:paragraph-rsid="00111376" style:font-size-asian="8.75pt" style:font-size-complex="10pt"/>
    </style:style>
    <style:style style:name="P13" style:family="paragraph" style:parent-style-name="Text_20_body">
      <style:text-properties fo:language="en" fo:country="CA"/>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635cm" fo:margin-right="0cm" fo:margin-top="0cm" fo:margin-bottom="0cm" loext:contextual-spacing="false" fo:text-indent="0cm" style:auto-text-indent="false"/>
    </style:style>
    <style:style style:name="P16" style:family="paragraph" style:parent-style-name="Text_20_body">
      <style:paragraph-properties fo:margin-left="1.27cm" fo:margin-right="0cm" fo:margin-top="0cm" fo:margin-bottom="0cm" loext:contextual-spacing="false" fo:text-indent="0cm" style:auto-text-indent="false"/>
    </style:style>
    <style:style style:name="P17" style:family="paragraph" style:parent-style-name="Heading_20_1" style:master-page-name="First_20_Page">
      <style:paragraph-properties style:page-number="auto"/>
      <style:text-properties fo:language="en" fo:country="GB"/>
    </style:style>
    <style:style style:name="P18" style:family="paragraph" style:parent-style-name="Heading_20_1">
      <style:paragraph-properties fo:margin-top="0.847cm" fo:margin-bottom="0.499cm" loext:contextual-spacing="false"/>
    </style:style>
    <style:style style:name="P19" style:family="paragraph" style:parent-style-name="Heading_20_1">
      <style:paragraph-properties fo:margin-top="0.847cm" fo:margin-bottom="0.499cm" loext:contextual-spacing="false"/>
      <style:text-properties fo:language="en" fo:country="CA"/>
    </style:style>
    <style:style style:name="P20" style:family="paragraph" style:parent-style-name="Heading_20_1" style:master-page-name="Standard">
      <style:paragraph-properties style:page-number="1"/>
      <style:text-properties fo:language="en" fo:country="CA" officeooo:paragraph-rsid="00160f09"/>
    </style:style>
    <style:style style:name="P21" style:family="paragraph" style:parent-style-name="Heading_20_2">
      <style:paragraph-properties fo:margin-top="0.353cm" fo:margin-bottom="0.499cm" loext:contextual-spacing="false"/>
    </style:style>
    <style:style style:name="P22" style:family="paragraph" style:parent-style-name="Heading_20_2">
      <style:paragraph-properties fo:margin-top="0.353cm" fo:margin-bottom="0.499cm" loext:contextual-spacing="false"/>
      <style:text-properties fo:language="en" fo:country="CA"/>
    </style:style>
    <style:style style:name="P23" style:family="paragraph" style:parent-style-name="Heading_20_3">
      <style:text-properties fo:language="en" fo:country="CA"/>
    </style:style>
    <style:style style:name="P24" style:family="paragraph" style:parent-style-name="Contents_20_1">
      <style:paragraph-properties>
        <style:tab-stops>
          <style:tab-stop style:position="16.51cm" style:type="right" style:leader-style="dotted" style:leader-text="."/>
        </style:tab-stops>
      </style:paragraph-properties>
    </style:style>
    <style:style style:name="P25" style:family="paragraph" style:parent-style-name="Contents_20_2">
      <style:paragraph-properties>
        <style:tab-stops>
          <style:tab-stop style:position="16.51cm" style:type="right" style:leader-style="dotted" style:leader-text="."/>
        </style:tab-stops>
      </style:paragraph-properties>
    </style:style>
    <style:style style:name="P26" style:family="paragraph" style:parent-style-name="Heading_20_4">
      <style:text-properties fo:language="en" fo:country="CA"/>
    </style:style>
    <style:style style:name="P27" style:family="paragraph" style:parent-style-name="Heading_20_5">
      <style:text-properties fo:language="en" fo:country="CA"/>
    </style:style>
    <style:style style:name="T1" style:family="text">
      <style:text-properties officeooo:rsid="00160f09"/>
    </style:style>
    <style:style style:name="T2" style:family="text">
      <style:text-properties fo:language="en" fo:country="CA"/>
    </style:style>
    <style:style style:name="T3" style:family="text">
      <style:text-properties fo:language="en" fo:country="CA" fo:font-weight="bold"/>
    </style:style>
    <style:style style:name="T4" style:family="text">
      <style:text-properties fo:language="en" fo:country="CA" fo:font-weight="normal" style:font-weight-asian="normal" style:font-weight-complex="normal"/>
    </style:style>
    <style:style style:name="T5" style:family="text">
      <style:text-properties officeooo:rsid="0016df6b"/>
    </style:style>
    <style:style style:name="T6" style:family="text">
      <style:text-properties style:font-name="Symbol"/>
    </style:style>
    <style:style style:name="T7" style:family="text">
      <style:text-properties style:font-name="Symbol" fo:language="en" fo:country="C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p text:style-name="P7"/>
      <text:p text:style-name="P7"/>
      <text:p text:style-name="P7"/>
      <text:p text:style-name="P7"/>
      <text:p text:style-name="P7"/>
      <text:p text:style-name="P7"/>
      <text:p text:style-name="P7"/>
      <text:p text:style-name="P7"/>
      <text:p text:style-name="P5">S<text:span text:style-name="T1">TAKEHOLDER</text:span> REQUIREMENTS SPECIFICATION (S<text:span text:style-name="T1">t</text:span>RS)</text:p>
      <text:p text:style-name="P5">FOR THE</text:p>
      <text:p text:style-name="P10">AUTONOMOUS ROVER</text:p>
      <text:p text:style-name="P3"/>
      <text:p text:style-name="P3"/>
      <text:p text:style-name="P3"/>
      <text:p text:style-name="P3"/>
      <text:p text:style-name="P9">Revision:<text:span text:style-name="T5">1.0</text:span></text:p>
      <text:p text:style-name="P9">Date: July<text:span text:style-name="T5"> 2015</text:span></text:p>
      <text:p text:style-name="P3"/>
      <text:p text:style-name="P3"/>
      <text:p text:style-name="P3"/>
      <text:p text:style-name="P3"/>
      <text:p text:style-name="P3"/>
      <text:p text:style-name="P3"/>
      <text:p text:style-name="P4">Prepared by:</text:p>
      <text:p text:style-name="P4">Reviewed by:</text:p>
      <text:p text:style-name="P4">Approved by:</text:p>
      <text:p text:style-name="P6"/>
      <text:p text:style-name="P12"/>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24"><text:a xlink:type="simple" xlink:href="#__RefHeading___Toc363_1013842862" text:style-name="Index_20_Link" text:visited-style-name="Index_20_Link">1 Introduction<text:tab/>1</text:a></text:p>
          <text:p text:style-name="P25"><text:a xlink:type="simple" xlink:href="#__RefHeading___Toc365_1013842862" text:style-name="Index_20_Link" text:visited-style-name="Index_20_Link">1.1 Business purpose<text:tab/>1</text:a></text:p>
          <text:p text:style-name="P25"><text:a xlink:type="simple" xlink:href="#__RefHeading___Toc367_1013842862" text:style-name="Index_20_Link" text:visited-style-name="Index_20_Link">1.2 Business scope<text:tab/>1</text:a></text:p>
          <text:p text:style-name="P25"><text:a xlink:type="simple" xlink:href="#__RefHeading___Toc369_1013842862" text:style-name="Index_20_Link" text:visited-style-name="Index_20_Link">1.3 Business overview<text:tab/>1</text:a></text:p>
          <text:p text:style-name="P25"><text:a xlink:type="simple" xlink:href="#__RefHeading___Toc371_1013842862" text:style-name="Index_20_Link" text:visited-style-name="Index_20_Link">1.4 Definitions<text:tab/>1</text:a></text:p>
          <text:p text:style-name="P25"><text:a xlink:type="simple" xlink:href="#__RefHeading___Toc373_1013842862" text:style-name="Index_20_Link" text:visited-style-name="Index_20_Link">1.5 Stakeholders<text:tab/>2</text:a></text:p>
          <text:p text:style-name="P24"><text:a xlink:type="simple" xlink:href="#__RefHeading___Toc375_1013842862" text:style-name="Index_20_Link" text:visited-style-name="Index_20_Link">2 References<text:tab/>3</text:a></text:p>
          <text:p text:style-name="P24"><text:a xlink:type="simple" xlink:href="#__RefHeading___Toc377_1013842862" text:style-name="Index_20_Link" text:visited-style-name="Index_20_Link">3 Business management requirements<text:tab/>3</text:a></text:p>
          <text:p text:style-name="P25"><text:a xlink:type="simple" xlink:href="#__RefHeading___Toc379_1013842862" text:style-name="Index_20_Link" text:visited-style-name="Index_20_Link">3.1 Business environment<text:tab/>3</text:a></text:p>
          <text:p text:style-name="P25"><text:a xlink:type="simple" xlink:href="#__RefHeading___Toc381_1013842862" text:style-name="Index_20_Link" text:visited-style-name="Index_20_Link">3.2 Goal and objective<text:tab/>3</text:a></text:p>
          <text:p text:style-name="P25"><text:a xlink:type="simple" xlink:href="#__RefHeading___Toc383_1013842862" text:style-name="Index_20_Link" text:visited-style-name="Index_20_Link">3.3 Business model<text:tab/>3</text:a></text:p>
          <text:p text:style-name="P25"><text:a xlink:type="simple" xlink:href="#__RefHeading___Toc385_1013842862" text:style-name="Index_20_Link" text:visited-style-name="Index_20_Link">3.4 Information environment<text:tab/>3</text:a></text:p>
          <text:p text:style-name="P24"><text:a xlink:type="simple" xlink:href="#__RefHeading___Toc387_1013842862" text:style-name="Index_20_Link" text:visited-style-name="Index_20_Link">4 Business operational requirements<text:tab/>3</text:a></text:p>
          <text:p text:style-name="P25"><text:a xlink:type="simple" xlink:href="#__RefHeading___Toc389_1013842862" text:style-name="Index_20_Link" text:visited-style-name="Index_20_Link">4.1 Business processes<text:tab/>3</text:a></text:p>
          <text:p text:style-name="P25"><text:a xlink:type="simple" xlink:href="#__RefHeading___Toc391_1013842862" text:style-name="Index_20_Link" text:visited-style-name="Index_20_Link">4.2 Business operational policies and rules<text:tab/>4</text:a></text:p>
          <text:p text:style-name="P25"><text:a xlink:type="simple" xlink:href="#__RefHeading___Toc393_1013842862" text:style-name="Index_20_Link" text:visited-style-name="Index_20_Link">4.3 Business operational constraints<text:tab/>4</text:a></text:p>
          <text:p text:style-name="P25"><text:a xlink:type="simple" xlink:href="#__RefHeading___Toc395_1013842862" text:style-name="Index_20_Link" text:visited-style-name="Index_20_Link">4.4 Business operational modes<text:tab/>4</text:a></text:p>
          <text:p text:style-name="P25"><text:a xlink:type="simple" xlink:href="#__RefHeading___Toc397_1013842862" text:style-name="Index_20_Link" text:visited-style-name="Index_20_Link">4.5 Business operational quality<text:tab/>4</text:a></text:p>
          <text:p text:style-name="P25"><text:a xlink:type="simple" xlink:href="#__RefHeading___Toc399_1013842862" text:style-name="Index_20_Link" text:visited-style-name="Index_20_Link">4.6 Business structure<text:tab/>5</text:a></text:p>
          <text:p text:style-name="P24"><text:a xlink:type="simple" xlink:href="#__RefHeading___Toc401_1013842862" text:style-name="Index_20_Link" text:visited-style-name="Index_20_Link">5 User requirements<text:tab/>5</text:a></text:p>
          <text:p text:style-name="P24"><text:a xlink:type="simple" xlink:href="#__RefHeading___Toc403_1013842862" text:style-name="Index_20_Link" text:visited-style-name="Index_20_Link">6 Concept of proposed system<text:tab/>5</text:a></text:p>
          <text:p text:style-name="P25"><text:a xlink:type="simple" xlink:href="#__RefHeading___Toc405_1013842862" text:style-name="Index_20_Link" text:visited-style-name="Index_20_Link">6.1 Operational concept<text:tab/>5</text:a></text:p>
          <text:p text:style-name="P25"><text:a xlink:type="simple" xlink:href="#__RefHeading___Toc407_1013842862" text:style-name="Index_20_Link" text:visited-style-name="Index_20_Link">6.2 Operational scenario<text:tab/>5</text:a></text:p>
          <text:p text:style-name="P24"><text:a xlink:type="simple" xlink:href="#__RefHeading___Toc409_1013842862" text:style-name="Index_20_Link" text:visited-style-name="Index_20_Link">7 Project Constraints<text:tab/>7</text:a></text:p>
          <text:p text:style-name="P25"><text:a xlink:type="simple" xlink:href="#__RefHeading___Toc411_1013842862" text:style-name="Index_20_Link" text:visited-style-name="Index_20_Link">7.1 Autonomous Rover Unit Cost<text:tab/>8</text:a></text:p>
          <text:p text:style-name="P25"><text:a xlink:type="simple" xlink:href="#__RefHeading___Toc413_1013842862" text:style-name="Index_20_Link" text:visited-style-name="Index_20_Link">7.2 Phased Deployment<text:tab/>8</text:a></text:p>
          <text:p text:style-name="P25"><text:a xlink:type="simple" xlink:href="#__RefHeading___Toc415_1013842862" text:style-name="Index_20_Link" text:visited-style-name="Index_20_Link">7.3 Dagu Rover 5 with Encoders<text:tab/>9</text:a></text:p>
          <text:p text:style-name="P24"><text:a xlink:type="simple" xlink:href="#__RefHeading___Toc417_1013842862" text:style-name="Index_20_Link" text:visited-style-name="Index_20_Link">8 Appendix<text:tab/>12</text:a></text:p>
          <text:p text:style-name="P25"><text:a xlink:type="simple" xlink:href="#__RefHeading___Toc419_1013842862" text:style-name="Index_20_Link" text:visited-style-name="Index_20_Link">8.1 Acronyms and abbreviations<text:tab/>12</text:a></text:p>
        </text:index-body>
      </text:table-of-content>
      <text:h text:style-name="P8" text:outline-level="1"/>
      <text:h text:style-name="P20" text:outline-level="1"><text:bookmark-start text:name="__RefHeading___Toc363_1013842862"/>1 Introduction<text:bookmark-end text:name="__RefHeading___Toc363_1013842862"/></text:h>
      <text:h text:style-name="P22" text:outline-level="2"><text:bookmark-start text:name="__RefHeading___Toc365_1013842862"/>1.1 Business purpose<text:bookmark-end text:name="__RefHeading___Toc365_1013842862"/></text:h>
      <text:p text:style-name="P13">We, the Acquirer are an Emergency Hazardous Material (HazMat) Response organization. We assist police, fire departments and emergency medical services when they need to operate in a potentially hazardous environment. In such instances, the HazMat Response Team enters potentially dangerous environments to: 1) map the area of interest; 2) assess the presence of dangers or hazardous materials; 2) evaluate the nature and extent of the danger.</text:p>
      <text:p text:style-name="P13">The collected data is meant to allow respondants to properly respond to emergency situation and apply tthe proper HazMat protocols and protections.</text:p>
      <text:h text:style-name="P22" text:outline-level="2"><text:bookmark-start text:name="__RefHeading___Toc367_1013842862"/>1.2 Business scope<text:bookmark-end text:name="__RefHeading___Toc367_1013842862"/></text:h>
      <text:p text:style-name="P13">The HazMat Response team is a unit which reports to the regional government public security and safety agency.</text:p>
      <text:h text:style-name="P22" text:outline-level="2"><text:bookmark-start text:name="__RefHeading___Toc369_1013842862"/>1.3 Business overview<text:bookmark-end text:name="__RefHeading___Toc369_1013842862"/></text:h>
      <text:p text:style-name="P13">The unit supports regional and local police, fire and emergency response units. It can also be called in by national agencies and armed forces.</text:p>
      <text:h text:style-name="P22" text:outline-level="2"><text:bookmark-start text:name="__RefHeading___Toc371_1013842862"/>1.4 Definitions<text:bookmark-end text:name="__RefHeading___Toc371_1013842862"/></text:h>
      <text:p text:style-name="P23">1.4.1 Hazardous Material</text:p>
      <text:p text:style-name="Text_20_body"><text:span text:style-name="T2">Hazardous Materials, also known as HazMat our dangerous goods are  </text:span><text:a xlink:type="simple" xlink:href="http://wiki/Solid" text:style-name="Internet_20_link" text:visited-style-name="Visited_20_Internet_20_Link">solids</text:a><text:span text:style-name="T2">, </text:span><text:a xlink:type="simple" xlink:href="http://wiki/Liquid" text:style-name="Internet_20_link" text:visited-style-name="Visited_20_Internet_20_Link">liquids</text:a><text:span text:style-name="T2">, or </text:span><text:a xlink:type="simple" xlink:href="http://wiki/Gas" text:style-name="Internet_20_link" text:visited-style-name="Visited_20_Internet_20_Link">gases</text:a> <text:span text:style-name="T2">that can harm people, other living </text:span><text:a xlink:type="simple" xlink:href="http://wiki/Organism" text:style-name="Internet_20_link" text:visited-style-name="Visited_20_Internet_20_Link">organisms</text:a><text:span text:style-name="T2">, property, or the environment. They are often subject to </text:span><text:a xlink:type="simple" xlink:href="http://wiki/Regulation_of_chemicals" text:style-name="Internet_20_link" text:visited-style-name="Visited_20_Internet_20_Link">chemical regulations</text:a><text:span text:style-name="T2">. In the </text:span><text:a xlink:type="simple" xlink:href="http://wiki/United_States" text:style-name="Internet_20_link" text:visited-style-name="Visited_20_Internet_20_Link">United States</text:a> <text:span text:style-name="T2">and sometimes in </text:span><text:a xlink:type="simple" xlink:href="http://wiki/Canada" text:style-name="Internet_20_link" text:visited-style-name="Visited_20_Internet_20_Link">Canada</text:a><text:span text:style-name="T2">, dangerous goods are more commonly known as </text:span><text:span text:style-name="T3">hazardous materials</text:span><text:span text:style-name="T2">, (abbreviated as </text:span><text:span text:style-name="T4">HAZMAT</text:span><text:span text:style-name="T2"> or </text:span><text:span text:style-name="T4">HazMat</text:span><text:span text:style-name="T2">). "HazMat teams" are personnel specially trained to handle dangerous goods. Dangerous goods include materials that are </text:span><text:a xlink:type="simple" xlink:href="http://wiki/Radioactive" text:style-name="Internet_20_link" text:visited-style-name="Visited_20_Internet_20_Link">radioactive</text:a><text:span text:style-name="T2">, </text:span><text:a xlink:type="simple" xlink:href="http://wiki/Flammable" text:style-name="Internet_20_link" text:visited-style-name="Visited_20_Internet_20_Link">flammable</text:a><text:span text:style-name="T2">, </text:span><text:a xlink:type="simple" xlink:href="http://wiki/Explosive" text:style-name="Internet_20_link" text:visited-style-name="Visited_20_Internet_20_Link">explosive</text:a><text:span text:style-name="T2">, </text:span><text:a xlink:type="simple" xlink:href="http://wiki/Corrosive" text:style-name="Internet_20_link" text:visited-style-name="Visited_20_Internet_20_Link">corrosive</text:a><text:span text:style-name="T2">, </text:span><text:a xlink:type="simple" xlink:href="http://wiki/Oxidizer" text:style-name="Internet_20_link" text:visited-style-name="Visited_20_Internet_20_Link">oxidizing</text:a><text:span text:style-name="T2">, </text:span><text:a xlink:type="simple" xlink:href="http://wiki/Asphyxiant_gas" text:style-name="Internet_20_link" text:visited-style-name="Visited_20_Internet_20_Link">asphyxiating</text:a><text:span text:style-name="T2">, </text:span><text:a xlink:type="simple" xlink:href="http://wiki/Biohazard" text:style-name="Internet_20_link" text:visited-style-name="Visited_20_Internet_20_Link">biohazardous</text:a><text:span text:style-name="T2">, </text:span><text:a xlink:type="simple" xlink:href="http://wiki/Toxic" text:style-name="Internet_20_link" text:visited-style-name="Visited_20_Internet_20_Link">toxic</text:a><text:span text:style-name="T2">, </text:span><text:a xlink:type="simple" xlink:href="http://wiki/Pathogen" text:style-name="Internet_20_link" text:visited-style-name="Visited_20_Internet_20_Link">pathogenic</text:a><text:span text:style-name="T2">, or </text:span><text:a xlink:type="simple" xlink:href="http://wiki/Allergen" text:style-name="Internet_20_link" text:visited-style-name="Visited_20_Internet_20_Link">allergenic</text:a><text:span text:style-name="T2">. Also included are physical conditions such as compressed gases and liquids or hot materials, including all goods containing such materials or chemicals, or may have other characteristics that render them hazardous in specific circumstances.</text:span></text:p>
      <text:p text:style-name="Text_20_body"><text:soft-page-break/><text:a xlink:type="simple" xlink:href="https://en.wikipedia.org/wiki/Dangerous_goods" text:style-name="Internet_20_link" text:visited-style-name="Visited_20_Internet_20_Link"><text:span text:style-name="T2">https://en.wikipedia.org/wiki/Dangerous_goods</text:span></text:a></text:p>
      <text:h text:style-name="P22" text:outline-level="2"><text:bookmark-start text:name="__RefHeading___Toc373_1013842862"/>1.5 Stakeholders<text:bookmark-end text:name="__RefHeading___Toc373_1013842862"/></text:h>
      <text:p text:style-name="P23">1.5.1 Acquirer</text:p>
      <text:p text:style-name="P13">The acquirer is a regional Hazardous Material Emergency Response Unit operating under the authority of the regional government..</text:p>
      <text:p text:style-name="P23">1.5.2 Hazardous Material Emergy Response Technician</text:p>
      <text:p text:style-name="P13">The Hazardous Material Emergency Response Technician, also referred to as the Response Technician, is the sole person allowed and trained to deploy, operate and recover the Autonomous Rover. Depending on the situation, the unit may dispatch one or two Hazmat Emergency Response Technician into a theater of operations.</text:p>
      <text:p text:style-name="P23">1.5.3 Maintenance Technician</text:p>
      <text:p text:style-name="P13">The Emergency Response unit has one Maintenance Technician on staff that will be qualified to perform any maintenance on the Rover. The maintenance technician is capable of performing basic electronics soldering and assembly. The technician, however, is not qualified to perform high-reliability soldering or "clean room" fabrication/assembly tasks.</text:p>
      <text:p text:style-name="P13">The Maintenance Technician will not be required, nor is he expected, to be able to re-program the Autonomous Rover beyond loading the operational program into the Autonomous Rover's memory.</text:p>
      <text:p text:style-name="P13">The Maintenance Technician will not normally be dispatched to a theater of operations.</text:p>
      <text:p text:style-name="P23">1.5.4 Supported Emergy Services Unit</text:p>
      <text:p text:style-name="P13">Other than for training exercises, the HazMat response team will always operate in support of a unit requesting their services. The unit can either be law enforcement, fire protection, emergency medical service or armed forces. </text:p>
      <text:p text:style-name="P13">The HazMat Emergency Response Unit will not provide "live" data, nor will they transfer any of the data from the Autonomous Rover to the supported unit on site. If such a requirement exists, they will acquire the data through usual Request for Information submission administrative channels.</text:p>
      <text:p text:style-name="P13">A number of units have expressed a need to monitor Autonomous Rover sensor data or imagery "live" during a mission. This capability may be incorporated at a later time.</text:p>
      <text:h text:style-name="P19" text:outline-level="1"><text:bookmark-start text:name="__RefHeading___Toc375_1013842862"/><text:soft-page-break/>2 References<text:bookmark-end text:name="__RefHeading___Toc375_1013842862"/></text:h>
      <text:h text:style-name="P19" text:outline-level="1"><text:bookmark-start text:name="__RefHeading___Toc377_1013842862"/>3 Business management requirements<text:bookmark-end text:name="__RefHeading___Toc377_1013842862"/></text:h>
      <text:h text:style-name="P22" text:outline-level="2"><text:bookmark-start text:name="__RefHeading___Toc379_1013842862"/>3.1 Business environment<text:bookmark-end text:name="__RefHeading___Toc379_1013842862"/></text:h>
      <text:p text:style-name="P13">The business environment of the Autonomous Rover is an indoor operating theater in which the presence of Hazardous Materials is suspected. The operating environment may be under, special circumstances, an outdoor location, with the understanding that the Autonomous Rover is not designed for that type of environment.</text:p>
      <text:h text:style-name="P22" text:outline-level="2"><text:bookmark-start text:name="__RefHeading___Toc381_1013842862"/>3.2 Goal and objective<text:bookmark-end text:name="__RefHeading___Toc381_1013842862"/></text:h>
      <text:p text:style-name="P13">The Autonomous Rover is being acquired to help ensure emergency response personnel are not sent into an unsafe operating scene.</text:p>
      <text:h text:style-name="P22" text:outline-level="2"><text:bookmark-start text:name="__RefHeading___Toc383_1013842862"/>3.3 Business model<text:bookmark-end text:name="__RefHeading___Toc383_1013842862"/></text:h>
      <text:p text:style-name="P13">The Autonomous Rover is operated as a public service, under regional authority funding.</text:p>
      <text:p text:style-name="P13">If a non-governemental organization requests the services of the Autonomous Rover and HazMat Response Team, they must negotiate a contract with the regional </text:p>
      <text:h text:style-name="P22" text:outline-level="2"><text:bookmark-start text:name="__RefHeading___Toc385_1013842862"/>3.4 Information environment<text:bookmark-end text:name="__RefHeading___Toc385_1013842862"/></text:h>
      <text:p text:style-name="P13">The Autonomous Rover will not be connected into any networks during the course of normal operations other than a "tether" connection to allow the HazMat Response Technician to control the Autonomous Rover remotely.</text:p>
      <text:h text:style-name="P19" text:outline-level="1"><text:bookmark-start text:name="__RefHeading___Toc387_1013842862"/>4 Business operational requirements<text:bookmark-end text:name="__RefHeading___Toc387_1013842862"/></text:h>
      <text:h text:style-name="P22" text:outline-level="2"><text:bookmark-start text:name="__RefHeading___Toc389_1013842862"/>4.1 Business processes<text:bookmark-end text:name="__RefHeading___Toc389_1013842862"/></text:h>
      <text:p text:style-name="P13">Hazardous Material Emergency Response Unit processes and operating procedures will remain unchanged.</text:p>
      <text:h text:style-name="P22" text:outline-level="2"><text:bookmark-start text:name="__RefHeading___Toc391_1013842862"/><text:soft-page-break/>4.2 Business operational policies and rules<text:bookmark-end text:name="__RefHeading___Toc391_1013842862"/></text:h>
      <text:p text:style-name="P23">4.2.1 Human Resources</text:p>
      <text:p text:style-name="P13">The Emergency Response Team has one electronic maintenance technician. This technician, however, is not qualified to perform high-reliability soldering. All electronic assemblies, therefore, must only require limited, general purpose soldering capabilities and abilities.</text:p>
      <text:p text:style-name="P23">4.2.2 Information Technologies and Software</text:p>
      <text:p text:style-name="P13">The administration under which the Emergency Response Team operates has adopted an Open-Source software and Commercial-Off-the-Shelf (COTS) component usage policy. The Autonomous Rover must respect those rules to the maximum extent practicable.</text:p>
      <text:h text:style-name="P22" text:outline-level="2"><text:bookmark-start text:name="__RefHeading___Toc393_1013842862"/>4.3 Business operational constraints<text:bookmark-end text:name="__RefHeading___Toc393_1013842862"/></text:h>
      <text:p text:style-name="P13">The operating procedures of the Autonmous Rover must be negotiated with each of the emergency response units to ensure operations can be carried out safely at all times.</text:p>
      <text:h text:style-name="P22" text:outline-level="2"><text:bookmark-start text:name="__RefHeading___Toc395_1013842862"/>4.4 Business operational modes<text:bookmark-end text:name="__RefHeading___Toc395_1013842862"/></text:h>
      <text:p text:style-name="P13">Autonomous Rover operations will go through the following cycle:</text:p>
      <text:p text:style-name="P14"><text:span text:style-name="T7">·</text:span><text:span text:style-name="T2">HazMat Team scramble and dispatch;</text:span></text:p>
      <text:p text:style-name="P14"><text:span text:style-name="T6">·</text:span>Transit to scene;</text:p>
      <text:p text:style-name="P14"><text:span text:style-name="T7">·</text:span><text:span text:style-name="T2">Mission coordination and briefing with emergency response team;</text:span></text:p>
      <text:p text:style-name="P14"><text:span text:style-name="T7">·</text:span><text:span text:style-name="T2">Mission and Autonomous Rover preparation;</text:span></text:p>
      <text:p text:style-name="P14"><text:span text:style-name="T7">·</text:span><text:span text:style-name="T2">Mapping and sensor scan mission execution;</text:span></text:p>
      <text:p text:style-name="P14"><text:span text:style-name="T7">·</text:span><text:span text:style-name="T2">Data collection and mission debrief;</text:span></text:p>
      <text:p text:style-name="P14"><text:span text:style-name="T6">·</text:span>Autonmous Rover stowage;</text:p>
      <text:p text:style-name="P14"><text:span text:style-name="T6">·</text:span>Egress back to base;</text:p>
      <text:p text:style-name="P14"><text:span text:style-name="T7">·</text:span><text:span text:style-name="T2">Mission report preparation, Map and Sensor Data download/storage and team debrief.</text:span></text:p>
      <text:h text:style-name="P22" text:outline-level="2"><text:bookmark-start text:name="__RefHeading___Toc397_1013842862"/>4.5 Business operational quality<text:bookmark-end text:name="__RefHeading___Toc397_1013842862"/></text:h>
      <text:p text:style-name="P13">The following metrics will be collected from each dispatched mission:</text:p>
      <text:p text:style-name="P14"><text:soft-page-break/><text:span text:style-name="T7">·</text:span><text:span text:style-name="T2">Completion status: Success, Partial success, Aborted or Failure;</text:span></text:p>
      <text:h text:style-name="P22" text:outline-level="2"><text:bookmark-start text:name="__RefHeading___Toc399_1013842862"/>4.6 Business structure<text:bookmark-end text:name="__RefHeading___Toc399_1013842862"/></text:h>
      <text:p text:style-name="P13">The HazMat Response Team integrates into the Emergency Response system command hierarchy. They always report to the on-site command team in accordance with established command and control protocols and procedures.</text:p>
      <text:h text:style-name="P19" text:outline-level="1"><text:bookmark-start text:name="__RefHeading___Toc401_1013842862"/>5 User requirements<text:bookmark-end text:name="__RefHeading___Toc401_1013842862"/></text:h>
      <text:p text:style-name="P13">The primary use is the HazMat Response Technician. First and foremost, he/she wants the Autonomous Rover to be easy to use. It should be possible to learn its operation in no more than a one (1) training session. The technician should become totally proficient with all operational aspects of the Autonomous Rover in no more than five (5) training exercices. An  Autonomous Rover stowed in its transport case must be transportable by a single person.</text:p>
      <text:h text:style-name="P19" text:outline-level="1"><text:bookmark-start text:name="__RefHeading___Toc403_1013842862"/>6 Concept of proposed system<text:bookmark-end text:name="__RefHeading___Toc403_1013842862"/></text:h>
      <text:h text:style-name="P22" text:outline-level="2"><text:bookmark-start text:name="__RefHeading___Toc405_1013842862"/>6.1 Operational concept<text:bookmark-end text:name="__RefHeading___Toc405_1013842862"/></text:h>
      <text:p text:style-name="P23">6.1.1 Mobility</text:p>
      <text:p text:style-name="P13">The Emergency Response Service is required to support remote location operations reached by air. It cannot, therefore, weigh more than 10kg, including a large enough air transportable utility case. The maximum dimensions of the utility case must be within airline allowed hand luggage.</text:p>
      <text:h text:style-name="P22" text:outline-level="2"><text:bookmark-start text:name="__RefHeading___Toc407_1013842862"/>6.2 Operational scenario<text:bookmark-end text:name="__RefHeading___Toc407_1013842862"/></text:h>
      <text:p text:style-name="P23">6.2.1 Deployment to the Theatre of Operations</text:p>
      <text:p text:style-name="P13">The Hazardous Material Response Team will dispatch to the theater of operations by road or air. The Autonomous Rover, batteries (including spare batteries and battery charger, if required) sensor payloads and critical spare parts will be transported in the air transport case.</text:p>
      <text:p text:style-name="P13">Because it is never known where a mission can be dispatched from, it is necessary to carry all sensors along with the Autonmous Rover.</text:p>
      <text:p text:style-name="P23"><text:soft-page-break/>6.2.2 Pre-operation Autonomous Rover Preparation</text:p>
      <text:p text:style-name="P13">Once having reached the site where the mission will be performed, the Emergency Response Technician will assemble the Autonomous Rover, adjust the chassis height, mount the sensors needed for the mission, power-up the Autonomous Rover and perform a power-up check and battery level verification.</text:p>
      <text:p text:style-name="P13">The Autonomous Rover should either be able to automatically recognize connected sensors or provide a means for the HazMat Response Technician to enter the sensor configuration once they are mounted.</text:p>
      <text:p text:style-name="P23">6.2.3 Theatre Mapping and Data Collection</text:p>
      <text:p text:style-name="P13">Once the HazMat Response Technician is satisfied the Autonomous Rover is ready for the mission, he/she will position the Autonomous Rover for the mission in one of two ways:</text:p>
      <text:p text:style-name="P15"><text:span text:style-name="T7">·</text:span><text:span text:style-name="T2">In Phase 1 deployment, the technician will position by hand the Autonomous Rover at the starting point of the zone to be explored;</text:span></text:p>
      <text:p text:style-name="P15"><text:span text:style-name="T7">·</text:span><text:span text:style-name="T2">in subsequent deployment phases, the technician will have the option to use a tablet remote control device to position the rover at the starting point of the zone to be explored.</text:span></text:p>
      <text:p text:style-name="P13">During the mission, since the technician will likely not have a direct sight to the Autonomous Rover, it is not desirable that it be possible to steer the robot remotely in any way.</text:p>
      <text:p text:style-name="P13">During the mission the Autonomous Rover should adopt an avoidance and evasion strategy if it encounters a threat or danger. For example, if the rover is capable of detecting a fire and encouters one it will steer to stay at a distance of the fire. Similarly, if is capable of detecting a water hazard, it will avoid the water hazard rather than attempt to go through it.</text:p>
      <text:p text:style-name="P13">Once the Autonomous Rover has completed the mapping and data collection mission, it is to return to the starting point where it was placed</text:p>
      <text:p text:style-name="P13">In Deployment phase 2 and beyond, it would be desirable that the HazMat Response Technician be able to abort a mission. In that instance, the Autonomous Rover interrupts the mission and returns to the point of departure using a route of its choosing (can be either backtracking or shortest path if map is sufficiently complete to define such a route).</text:p>
      <text:p text:style-name="P13">The HazMat Response Technician retrieves the Autonomous Rover at the end of the mission. All collected sensor data and the area map must be retained during power-down.</text:p>
      <text:p text:style-name="P23"><text:soft-page-break/>6.2.4 Post-Operation Data Download</text:p>
      <text:p text:style-name="P13">Once a mission has been completed and the Autonomous Rover has been returned to a secure location, the HazMat Response Technician downloads the map and sensor data from the Autonomous Rover to the remote control tablet. In the Deployment Phase 1 Autonomous Rover, thie download can be done using a cable connection to the Autonomous Rover.</text:p>
      <text:p text:style-name="P23">6.2.5 Autonomous Rover Maintenance</text:p>
      <text:p text:style-name="P26">6.2.5.1 Autonomous Rover Re-programming</text:p>
      <text:p text:style-name="P13">It is not expected, under normal circumstances, that the Autonomous Rover operational software be loaded, modified or upgraded in the field. This operation will normally be performed by the Autonomous Rover supplier or the Maintenance Technicianj.</text:p>
      <text:p text:style-name="P26">6.2.5.2 Autonomous Rover Maintenance and Repair</text:p>
      <text:p text:style-name="P27">6.2.5.2.1 Field Maintenance and Repair</text:p>
      <text:p text:style-name="P13">The HazMat Response Technician needs to be able to perform light field repairs such as replacing Autonomous Rover tracks, switching sensors and swapping batteries.</text:p>
      <text:p text:style-name="P13">The Autonomous Rover is considered an expendable vehicle, therefore, no heavy maintenance will be expected on it, such as replacing a track drive motor or repairing significant chassis casing fractures.</text:p>
      <text:p text:style-name="P27">6.2.5.2.2 Shop Maintenance and Repair</text:p>
      <text:p text:style-name="P13">The HazMat Emergency Response Unit maintenance technician will perform light repairs such as swapping the Autonomous Rover chassis, controller board, re-soldering disconnected wires and such.</text:p>
      <text:h text:style-name="P19" text:outline-level="1"><text:bookmark-start text:name="__RefHeading___Toc409_1013842862"/>7 Project Constraints<text:bookmark-end text:name="__RefHeading___Toc409_1013842862"/></text:h>
      <text:p text:style-name="P13">The Acquirer is imposing three (3) main constraints on the Autonomous Rover project: first, cost; second, the Autonomous Rover will be deployed in four (4) phases; and third, they have selected the Dagu Rover 5 chassis as a standard chassis for all their small robot and rover applications.</text:p>
      <text:h text:style-name="P22" text:outline-level="2"><text:bookmark-start text:name="__RefHeading___Toc411_1013842862"/><text:soft-page-break/>7.1 Autonomous Rover Unit Cost<text:bookmark-end text:name="__RefHeading___Toc411_1013842862"/></text:h>
      <text:p text:style-name="P13">The Emergency Response Service has determined that the unit cost of the Autonomous Rover must not exceed $200USD. This includes the unit cost of the Phase 1 sensors and sensor mounts.</text:p>
      <text:h text:style-name="P22" text:outline-level="2"><text:bookmark-start text:name="__RefHeading___Toc413_1013842862"/>7.2 Phased Deployment<text:bookmark-end text:name="__RefHeading___Toc413_1013842862"/></text:h>
      <text:p text:style-name="P23">7.2.1 Phase 1 Deployment</text:p>
      <text:p text:style-name="P13">In this initial deployment phase, only the Autonomous Rover will be made available (i.e. no remote controller). All control actions are to be done on the rover itself using buttons or a simple panel.</text:p>
      <text:p text:style-name="P13">The Autonomous Rover must be able to carry a mission payload consisting of as many as two (2) of any of the following sensors, which it will power and collect/store data from for the duration of the mission:</text:p>
      <text:p text:style-name="P13">- IR Sensor;</text:p>
      <text:p text:style-name="P13">- explosive gas sensor;</text:p>
      <text:p text:style-name="P13">- smoke sensor;</text:p>
      <text:p text:style-name="P13">- ammonia sensor;</text:p>
      <text:p text:style-name="P13">- IR range finder;</text:p>
      <text:p text:style-name="P13">- acoustic (i.e. ultrasound) range finder;</text:p>
      <text:p text:style-name="P13">- radioactivity sensor;</text:p>
      <text:p text:style-name="P13">- water/liquid sensor;</text:p>
      <text:p text:style-name="P13">- light sensor;</text:p>
      <text:p text:style-name="P13">- carbon monoxide sensor;</text:p>
      <text:p text:style-name="P13">- vertical boom.</text:p>
      <text:p text:style-name="P13">The Autonomous Rover must be able to carry-out a minimum 10 minute scan and data collection mission, including the return to the start point.</text:p>
      <text:p text:style-name="P13">The Autonomous Rover must construct and report a map of the theatre of operations, identifying the dimension of the zone it has inspected.</text:p>
      <text:p text:style-name="P13">The mission will take place in a flat, obstacle-free room the size of a typica two-car garage.</text:p>
      <text:p text:style-name="P13"><text:soft-page-break/>The test mission will be run with the worst-case sensor payload in terms of the data tranfer rate and storage space requirements with sensor data collection running for the complete length of the mission.</text:p>
      <text:p text:style-name="P23">7.2.2 Phase 2 Deployment</text:p>
      <text:p text:style-name="P13">In phase 2 deployment, the Acquirer wants to be able to remote control the Autonomous Rover using an Android Tablet and application.</text:p>
      <text:p text:style-name="P13">In phase 2, the Autonomous Rover must be able to carry-out a minimum 30 minute scan and data collection mission, including the return to the start point.</text:p>
      <text:p text:style-name="P13">In phase 2, the Autonomous Rover must be able to avoid obstacles and record their location on the theatre map.</text:p>
      <text:p text:style-name="P13">In phase 2, the Autonomous Rover must be able to navigate through holes or depressions in the surface of the theatre.</text:p>
      <text:p text:style-name="P23">7.2.3 Phase 3 Deployment</text:p>
      <text:p text:style-name="P13">In phase 3 deployment, the Acquirer wants to be able to remote control the Autonomous Rover using an Apple iPad Tablet running an iOS application.</text:p>
      <text:p text:style-name="P13">In phase 3, the Autonomous Rover must be able to carry a digital colour camera (e.g. GoPro). The Autonomous Rover is not required to collect and store images and videos from this sensor.</text:p>
      <text:p text:style-name="P13">In phase 3, the Autonomous Rover must be able to navigate up and down inclined ramps. In doing so, it must be able to distinguish between inclined pathways and walls.</text:p>
      <text:p text:style-name="P13">Since it is unlikely the Autonomous Rover will be recoverable if it flips over, it must limit its operations so as not to flip over.</text:p>
      <text:p text:style-name="P23">7.2.4 Phase 4 Deployment</text:p>
      <text:p text:style-name="P13">The Acquirer has included schedule provisions for a fourth and final phase. There are no known needs for that phase at this time. Any needs for the phase will be processed through the the Supplier's Change Control process.</text:p>
      <text:h text:style-name="P22" text:outline-level="2"><text:bookmark-start text:name="__RefHeading___Toc415_1013842862"/>7.3 Dagu Rover 5 with Encoders<text:bookmark-end text:name="__RefHeading___Toc415_1013842862"/></text:h>
      <text:p text:style-name="P13">The Dagu Rover 5 chassis from Dagu Electronics makes a suitable base for building a small tank-like RC vehicle or autonomous robot. The chassis includes a battery holder and two DC motors, with an independent drive train and a quadrature encoder for each tread, so all you <text:soft-page-break/>need to add to make a complete robot is a robot controller and the sensors of your choosing. A unique mechanism allows its user to configure the clearance of the chassis by adjusting the angle of the gearbox assemblies.</text:p>
      <text:p text:style-name="P23">7.3.1 Specifications</text:p>
      <text:p text:style-name="Text_20_body"><text:span text:style-name="T2">The Rover 5 tracked chassis, made by Dagu Electronics, is a durable robot platform with caterpillar treads that let it drive over many types of surfaces and uneven terrain. All you need to get the chassis moving is a </text:span><text:a xlink:type="simple" xlink:href="http://category/8/robot-controllers" text:style-name="Internet_20_link" text:visited-style-name="Visited_20_Internet_20_Link">robot controller</text:a> <text:span text:style-name="T2">or </text:span><text:a xlink:type="simple" xlink:href="http://category/10/brushed-dc-motor-controllers" text:style-name="Internet_20_link" text:visited-style-name="Visited_20_Internet_20_Link">motor controller</text:a> <text:span text:style-name="T2">to drive the two built-in DC motors, which powered by the included 6-AA battery holder (</text:span><text:a xlink:type="simple" xlink:href="http://product/1003" text:style-name="Internet_20_link" text:visited-style-name="Visited_20_Internet_20_Link">AA batteries</text:a> <text:span text:style-name="T2">sold separately). A small Phillips screwdriver and an Allen wrench are included for working with the chassis.</text:span></text:p>
      <text:p text:style-name="Text_20_body"><text:span text:style-name="T2">The chassis features a rugged white plastic body with room to house the included battery holder and some additional electronics. The two powerful motors with 86.8:1 gearboxes are strong enough to lift the weight of the chassis and allow it to achieve speeds as high as 10 in/s (25 cm/s). The Rover 5 is offered in two versions: </text:span><text:a xlink:type="simple" xlink:href="http://product/1551" text:style-name="Internet_20_link" text:visited-style-name="Visited_20_Internet_20_Link">with</text:a> <text:span text:style-name="T2">and </text:span><text:a xlink:type="simple" xlink:href="http://product/1550" text:style-name="Internet_20_link" text:visited-style-name="Visited_20_Internet_20_Link">without</text:a> <text:span text:style-name="T2">quadrature encoders; the encoders provide a resolution of 1000 counts per three revolutions of the wheel, or 333.33 CPR (counting both rising and falling edges of both encoder channels).</text:span></text:p>
      <text:p text:style-name="P13">The Acquirer has selected the Rover 5 with encoders as its standard Autonomous Rover chassis.</text:p>
      <text:p text:style-name="P13">A unique feature of this chassis is the ability to adjust its height—and, therefore, the clearance under its body—by changing the angles at which the gearbox assemblies are mounted on the body. Interlocking teeth on the body and the gearboxes hold them in place and allow you to make adjustments in 5° increments by unscrewing a metal bracket inside the chassis, removing a gearbox, and reinserting it at a different angle. The elastic rubber tracks maintain sufficient tension with several different gearbox angles, allowing the chassis height to vary by nearly 1.5" (3.8 cm).</text:p>
      <text:p text:style-name="P13">The outer dimensions of the chassis are approximately 9.5" long, 9" wide, and 3" tall in its default, flattened configuration (with the front and rear gearboxes mounted at an angle of 180° to each other).</text:p>
      <text:p text:style-name="Heading_20_3">7.3.2 Feature Summary</text:p>
      <text:p text:style-name="P16"><text:span text:style-name="T6">·</text:span>durable plastic body </text:p>
      <text:p text:style-name="P16"><text:span text:style-name="T6">·</text:span>6-AA battery holder included </text:p>
      <text:p text:style-name="P16"><text:span text:style-name="T7">·</text:span><text:span text:style-name="T2">two brushed DC motors with 210 mA free run and 2.4 A stall current at 7.2 V </text:span></text:p>
      <text:p text:style-name="P16"><text:span text:style-name="T7">·</text:span><text:span text:style-name="T2">maximum speed of 10 in/s (25 cm/s) at 7.2 V </text:span></text:p>
      <text:p text:style-name="P16"><text:span text:style-name="T7">·</text:span><text:span text:style-name="T2">ability to scale inclines limited only by friction </text:span></text:p>
      <text:p text:style-name="P16"><text:soft-page-break/><text:span text:style-name="T7">·</text:span><text:span text:style-name="T2">height and clearance can be varied by adjusting gearbox angles </text:span></text:p>
      <text:p text:style-name="P16"><text:span text:style-name="T7">·</text:span><text:a xlink:type="simple" xlink:href="http://product/1551" text:style-name="Internet_20_link" text:visited-style-name="Visited_20_Internet_20_Link"><text:span text:style-name="T2">version with encoders</text:span></text:a> <text:span text:style-name="T2">features two 333 CPR quadrature encoders (one for each track) </text:span></text:p>
      <text:p text:style-name="P16"><text:span text:style-name="T6">·</text:span>dimensions: 9.5" × 9" × 3" (24.5 × 22.5 × 7.5 cm) in default configuration </text:p>
      <text:p text:style-name="P16"><text:span text:style-name="T6">·</text:span>weight: 1.6 lb (0.72 kg)</text:p>
      <text:p text:style-name="Heading_20_3">7.3.3 Expanding the Chassis</text:p>
      <text:p text:style-name="Text_20_body"><text:span text:style-name="T2">Thw Rover 3 chassis is compatible with the Dagu Electronics </text:span><text:a xlink:type="simple" xlink:href="http://category/69/pololu-rp5-rover-5-expansion-plates" text:style-name="Internet_20_link" text:visited-style-name="Visited_20_Internet_20_Link">1/8" acrylic RP5 expansion plates</text:a><text:span text:style-name="T2">, which are available in narrow and wide versions and make it easy to add control electronics, </text:span><text:a xlink:type="simple" xlink:href="http://category/7/sensors" text:style-name="Internet_20_link" text:visited-style-name="Visited_20_Internet_20_Link">sensors</text:a><text:span text:style-name="T2">, </text:span><text:a xlink:type="simple" xlink:href="http://category/91/wireless" text:style-name="Internet_20_link" text:visited-style-name="Visited_20_Internet_20_Link">wireless modules</text:a><text:span text:style-name="T2">, </text:span><text:a xlink:type="simple" xlink:href="http://category/23/rc-servos" text:style-name="Internet_20_link" text:visited-style-name="Visited_20_Internet_20_Link">servos</text:a><text:span text:style-name="T2">, etc. The plates feature flexible mounting hole patterns and include four tapping screws to mount the plate to the chassis (although we have noticed a misalignment between the mounting holes on the expansion plates and the Rover 5, so you might only be able to secure two of the screws on opposing corners). The plates come in 8 colors:</text:span></text:p>
      <text:p text:style-name="P23">7.3.4 Using the Chassis</text:p>
      <text:p text:style-name="Text_20_body"><text:span text:style-name="T2">With only four motor leads and two battery leads, it is easy to interface the chassis with most dual motor controllers and robot controllers. Simply connect the battery holder leads to the controller’s power source and the motor leads to the controller’s motor driver outputs. Each set of motor leads is terminated with a female 3.96 mm pitch, 3-pin JST VH-style connector (the middle pin is not used), which our male </text:span><text:a xlink:type="simple" xlink:href="http://category/65/premium-jumper-wires" text:style-name="Internet_20_link" text:visited-style-name="Visited_20_Internet_20_Link">premium jumper wires</text:a> <text:span text:style-name="T2">plug into nicely.</text:span></text:p>
      <text:p text:style-name="Text_20_body"><text:span text:style-name="T2">The </text:span><text:a xlink:type="simple" xlink:href="http://product/767" text:style-name="Internet_20_link" text:visited-style-name="Visited_20_Internet_20_Link">TReX Jr</text:a> <text:span text:style-name="T2">dual motor controller makes it easy to turn this chassis into a platform that can be controlled by RC signals or serial commands, or you can accomplish the same thing by pairing two of our newer </text:span><text:a xlink:type="simple" xlink:href="http://product/1372" text:style-name="Internet_20_link" text:visited-style-name="Visited_20_Internet_20_Link">Simple Motor Controllers</text:a><text:span text:style-name="T2">. The </text:span><text:a xlink:type="simple" xlink:href="http://product/1227" text:style-name="Internet_20_link" text:visited-style-name="Visited_20_Internet_20_Link">Orangutan SV-328</text:a> <text:span text:style-name="T2">or </text:span><text:a xlink:type="simple" xlink:href="http://product/1220" text:style-name="Internet_20_link" text:visited-style-name="Visited_20_Internet_20_Link">Baby Orangutan</text:a> <text:span text:style-name="T2">robot controllers work well with this chassis and make it easy to get an autonomous robot up and running (note: the stall current exceeds the ratings for these robot controllers, so make sure to avoid stalling the motors).</text:span></text:p>
      <text:p text:style-name="Text_20_body"><text:span text:style-name="T2">The Rover 5 chassis with encoders has two additional bundles of wires, each containing the leads for the quadrature encoder’s 5 V power (red), ground (black), and signal (white and yellow) connections; the wires are individually terminated with female connectors that mate with 0.1" (2.54 mm) </text:span><text:a xlink:type="simple" xlink:href="http://product/965" text:style-name="Internet_20_link" text:visited-style-name="Visited_20_Internet_20_Link">male headers</text:a><text:span text:style-name="T2">. Our </text:span><text:a xlink:type="simple" xlink:href="http://docs/0J20" text:style-name="Internet_20_link" text:visited-style-name="Visited_20_Internet_20_Link">Pololu AVR Library</text:a> <text:span text:style-name="T2">provides </text:span><text:a xlink:type="simple" xlink:href="http://docs/0J20/6.l" text:style-name="Internet_20_link" text:visited-style-name="Visited_20_Internet_20_Link">wheel encoder functions</text:a> <text:span text:style-name="T2">that make it easy to use these encoders for position feedback on an Orangutan, and the </text:span><text:a xlink:type="simple" xlink:href="http://product/1327" text:style-name="Internet_20_link" text:visited-style-name="Visited_20_Internet_20_Link">Orangutan SVP</text:a> <text:span text:style-name="T2">(pictured above) has dedicated inputs for dual quadrature encoders and an auxiliary MCU preprogrammed to process encoder signals.</text:span></text:p>
      <text:p text:style-name="Text_20_body"><text:soft-page-break/><text:span text:style-name="T2">The following shows a simple C program for the </text:span><text:a xlink:type="simple" xlink:href="http://category/8/robot-controllers" text:style-name="Internet_20_link" text:visited-style-name="Visited_20_Internet_20_Link">Orangutan robot controllers</text:a> <text:span text:style-name="T2">that gets the Rover 5 chassis moving:</text:span></text:p>
      <text:p text:style-name="P13">// Orangutan Rover 5 Demo Program<text:line-break/>#include &lt;avr/io.h&gt; // provides ATmega-specific definitions/macros<text:line-break/>#include &lt;pololu/orangutan.h&gt; // provides Pololu AVR library routines (LCD, motors, etc.)<text:line-break/><text:line-break/>int main()<text:line-break/>{<text:line-break/>clear(); // clear the LCD, set cursor to the start of the first LCD line<text:line-break/>print("Tracked"); // print to the top line of the LCD<text:line-break/>lcd_goto_xy(0, 1); // go to the start of the second LCD line<text:line-break/>print("Chassis"); // print to the bottom line of the LCD<text:line-break/><text:line-break/>while (!button_is_pressed(ALL_BUTTONS)) {} // wait until a user button is pressed<text:line-break/><text:line-break/>delay_ms(500); // wait for 0.5 s<text:line-break/><text:line-break/>while (1) // loop forever<text:line-break/>{<text:line-break/>set_motors(255, 255);<text:line-break/>delay_ms(5000);<text:line-break/>set_motors(255, -255);<text:line-break/>delay_ms(5000);<text:line-break/>set_motors(-255, 255);<text:line-break/>delay_ms(5000);<text:line-break/>set_motors(-255, -255);<text:line-break/>delay_ms(5000);<text:line-break/>}<text:line-break/><text:line-break/>return 0;<text:line-break/>}</text:p>
      <text:h text:style-name="P18" text:outline-level="1"><text:bookmark-start text:name="__RefHeading___Toc417_1013842862"/>8 Appendix<text:bookmark-end text:name="__RefHeading___Toc417_1013842862"/></text:h>
      <text:h text:style-name="P21" text:outline-level="2"><text:bookmark-start text:name="__RefHeading___Toc419_1013842862"/>8.1 Acronyms and abbreviations<text:bookmark-end text:name="__RefHeading___Toc419_1013842862"/></text:h>
      <text:p text:style-name="Text_20_body"> </text:p>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fr" fo:country="CA"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0pt" fo:language="fr" fo:country="CA"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loext:contextual-spacing="false" fo:line-height="100%" fo:text-align="justify" style:justify-single-word="false" fo:orphans="2" fo:widows="2" style:writing-mode="lr-tb"/>
      <style:text-properties style:font-name="Verdana" fo:font-family="Verdana" style:font-family-generic="roman" style:font-pitch="variable" fo:font-size="10pt" fo:language="fr" fo:country="BE"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er" style:family="paragraph" style:parent-style-name="Standard" style:class="extra"/>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ignature" style:family="paragraph" style:parent-style-name="Standard" style:class="text"/>
    <style:style style:name="Preformatted_20_Text" style:display-name="Preformatted Text" style:family="paragraph" style:parent-style-name="Standard" style:class="html"/>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language="fr" fo:country="BE" fo:font-weight="bold" style:font-name-asian="Calibri1" style:font-family-asian="Calibri" style:font-family-generic-asian="system" style:font-pitch-asian="variable" style:font-size-asian="14pt" style:language-asian="de" style:country-asian="DE" style:font-weight-asian="bold" style:font-name-complex="Tahoma" style:font-family-complex="Tahoma"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language="fr" fo:country="BE" fo:font-weight="bold" style:font-name-asian="Calibri1" style:font-family-asian="Calibri" style:font-family-generic-asian="system" style:font-pitch-asian="variable" style:font-size-asian="13pt" style:language-asian="de" style:country-asian="DE"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111376" officeooo:paragraph-rsid="00111376"/>
    </style:style>
    <style:style style:name="MP2" style:family="paragraph" style:parent-style-name="Standard">
      <style:paragraph-properties fo:text-align="end" style:justify-single-word="false"/>
      <style:text-properties fo:language="en" fo:country="US" officeooo:rsid="00111376" officeooo:paragraph-rsid="00111376"/>
    </style:style>
    <style:style style:name="MT1" style:family="text">
      <style:text-properties officeooo:rsid="00160f09"/>
    </style:style>
    <style:style style:name="MT2" style:family="text">
      <style:text-properties officeooo:rsid="0016df6b"/>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text:span text:style-name="MT1">t</text:span>RS for the <text:span text:style-name="MT2">Autonomous Rover</text:span></text:p>
      </style:header>
      <style:footer>
        <text:p text:style-name="MP2">Revision: <text:span text:style-name="MT2">1.0</text:span><text:tab/><text:tab/> <text:s text:c="4"/></text:p>
        <text:p text:style-name="MP2">Date:<text:tab/><text:span text:style-name="MT2">July 2015</text:span><text:tab/><text:tab/></text:p>
        <text:p text:style-name="MP2">Page:<text:tab/><text:page-number text:select-page="current">13</text:page-number><text:tab/><text:tab/></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Front_20_material" style:display-name="Front material" style:page-layout-name="Mpm10">
      <style:header>
        <text:p text:style-name="MP1">S<text:span text:style-name="MT1">t</text:span>RS for the <text:span text:style-name="MT2">Autonomous Rover</text:span></text:p>
      </style:header>
      <style:footer>
        <text:p text:style-name="MP2">Revision: <text:span text:style-name="MT2">1.0</text:span><text:tab/><text:tab/> <text:s text:c="4"/></text:p>
        <text:p text:style-name="MP2">Date: <text:span text:style-name="MT2">July 2015</text:span><text:tab/></text:p>
        <text:p text:style-name="MP2">Page:<text:tab/><text:page-number text:select-page="current">ii</text:page-numb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5-09-06T19:59:56.073000000</meta:creation-date>
    <meta:editing-duration>PT10M47S</meta:editing-duration>
    <meta:generator>LibreOffice/5.0.1.2$Windows_x86 LibreOffice_project/81898c9f5c0d43f3473ba111d7b351050be20261</meta:generator>
    <dc:date>2015-09-06T20:10:42.549000000</dc:date>
    <meta:document-statistic meta:table-count="0" meta:image-count="0" meta:object-count="0" meta:page-count="15" meta:paragraph-count="205" meta:word-count="3453" meta:character-count="21815" meta:non-whitespace-character-count="185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